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imSun-ExtB" svg:font-family="SimSun-ExtB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07cm"/>
    </style:style>
    <style:style style:name="co3" style:family="table-column">
      <style:table-column-properties fo:break-before="auto" style:column-width="2.642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4.295cm"/>
    </style:style>
    <style:style style:name="ro4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ro3" style:family="table-row">
      <style:table-row-properties style:row-height="0.617cm" fo:break-before="auto" style:use-optimal-row-height="true"/>
    </style:style>
    <style:style style:name="ro5" style:family="table-row">
      <style:table-row-properties style:row-height="0.594cm" fo:break-before="auto" style:use-optimal-row-height="false"/>
    </style:style>
    <style:style style:name="ro6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normal" style:font-name-asian="SimSun-ExtB" style:font-size-asian="14pt" style:font-weight-asian="normal" style:font-size-complex="14pt" style:font-weight-complex="normal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ico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1"/>
        <table:table-row table:style-name="ro2">
          <table:table-cell office:value-type="string">
            <text:p>love</text:p>
          </table:table-cell>
          <table:table-cell office:value-type="string">
            <text:p>ài</text:p>
          </table:table-cell>
          <table:table-cell office:value-type="string">
            <text:p>爱</text:p>
          </table:table-cell>
        </table:table-row>
        <table:table-row table:style-name="ro2">
          <table:table-cell office:value-type="string">
            <text:p>Macao</text:p>
          </table:table-cell>
          <table:table-cell office:value-type="string">
            <text:p>àomén</text:p>
          </table:table-cell>
          <table:table-cell office:value-type="string">
            <text:p>澳门</text:p>
          </table:table-cell>
        </table:table-row>
        <table:table-row table:style-name="ro2">
          <table:table-cell office:value-type="string">
            <text:p>eight</text:p>
          </table:table-cell>
          <table:table-cell office:value-type="string">
            <text:p>bā</text:p>
          </table:table-cell>
          <table:table-cell office:value-type="string">
            <text:p>八</text:p>
          </table:table-cell>
        </table:table-row>
        <table:table-row table:style-name="ro2">
          <table:table-cell office:value-type="string">
            <text:p>dad</text:p>
          </table:table-cell>
          <table:table-cell office:value-type="string">
            <text:p>bàba</text:p>
          </table:table-cell>
          <table:table-cell office:value-type="string">
            <text:p>爸爸</text:p>
          </table:table-cell>
        </table:table-row>
        <table:table-row table:style-name="ro2">
          <table:table-cell office:value-type="string">
            <text:p>hundred</text:p>
          </table:table-cell>
          <table:table-cell office:value-type="string">
            <text:p>bǎi</text:p>
          </table:table-cell>
          <table:table-cell office:value-type="string">
            <text:p>百</text:p>
          </table:table-cell>
        </table:table-row>
        <table:table-row table:style-name="ro2">
          <table:table-cell office:value-type="string">
            <text:p>north</text:p>
          </table:table-cell>
          <table:table-cell office:value-type="string">
            <text:p>bĕi</text:p>
          </table:table-cell>
          <table:table-cell office:value-type="string">
            <text:p>北</text:p>
          </table:table-cell>
        </table:table-row>
        <table:table-row table:style-name="ro2">
          <table:table-cell office:value-type="string">
            <text:p>Beijing</text:p>
          </table:table-cell>
          <table:table-cell office:value-type="string">
            <text:p>Bĕijīng</text:p>
          </table:table-cell>
          <table:table-cell office:value-type="string">
            <text:p>北京</text:p>
          </table:table-cell>
        </table:table-row>
        <table:table-row table:style-name="ro2">
          <table:table-cell office:value-type="string">
            <text:p>not</text:p>
          </table:table-cell>
          <table:table-cell office:value-type="string">
            <text:p>bù</text:p>
          </table:table-cell>
          <table:table-cell office:value-type="string">
            <text:p>不</text:p>
          </table:table-cell>
        </table:table-row>
        <table:table-row table:style-name="ro2">
          <table:table-cell office:value-type="string">
            <text:p>feel embarrassed</text:p>
          </table:table-cell>
          <table:table-cell office:value-type="string">
            <text:p>bùhǎoyìsi</text:p>
          </table:table-cell>
          <table:table-cell office:value-type="string">
            <text:p>不好意思</text:p>
          </table:table-cell>
        </table:table-row>
        <table:table-row table:style-name="ro2">
          <table:table-cell office:value-type="string">
            <text:p>need not</text:p>
          </table:table-cell>
          <table:table-cell office:value-type="string">
            <text:p>bùyòng</text:p>
          </table:table-cell>
          <table:table-cell office:value-type="string">
            <text:p>不用</text:p>
          </table:table-cell>
        </table:table-row>
        <table:table-row table:style-name="ro2">
          <table:table-cell office:value-type="string">
            <text:p>you're welcome</text:p>
          </table:table-cell>
          <table:table-cell office:value-type="string">
            <text:p>bùyòngxiè</text:p>
          </table:table-cell>
          <table:table-cell office:value-type="string">
            <text:p>不用谢</text:p>
          </table:table-cell>
        </table:table-row>
        <table:table-row table:style-name="ro2">
          <table:table-cell office:value-type="string">
            <text:p>dining hall</text:p>
          </table:table-cell>
          <table:table-cell office:value-type="string">
            <text:p>cāntīng</text:p>
          </table:table-cell>
          <table:table-cell office:value-type="string">
            <text:p>餐厅</text:p>
          </table:table-cell>
        </table:table-row>
        <table:table-row table:style-name="ro2">
          <table:table-cell office:value-type="string">
            <text:p>floor</text:p>
          </table:table-cell>
          <table:table-cell office:value-type="string">
            <text:p>céng</text:p>
          </table:table-cell>
          <table:table-cell office:value-type="string">
            <text:p>层</text:p>
          </table:table-cell>
        </table:table-row>
        <table:table-row table:style-name="ro2">
          <table:table-cell office:value-type="string">
            <text:p>tea</text:p>
          </table:table-cell>
          <table:table-cell office:value-type="string">
            <text:p>chá</text:p>
          </table:table-cell>
          <table:table-cell office:value-type="string">
            <text:p>茶</text:p>
          </table:table-cell>
        </table:table-row>
        <table:table-row table:style-name="ro2">
          <table:table-cell office:value-type="string">
            <text:p>sing a song</text:p>
          </table:table-cell>
          <table:table-cell office:value-type="string">
            <text:p>chànggē</text:p>
          </table:table-cell>
          <table:table-cell office:value-type="string">
            <text:p>唱歌</text:p>
          </table:table-cell>
        </table:table-row>
        <table:table-row table:style-name="ro2">
          <table:table-cell office:value-type="string">
            <text:p>supermarket</text:p>
          </table:table-cell>
          <table:table-cell office:value-type="string">
            <text:p>chāoshì</text:p>
          </table:table-cell>
          <table:table-cell office:value-type="string">
            <text:p>超市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chēzhàn</text:p>
          </table:table-cell>
          <table:table-cell office:value-type="string">
            <text:p>车站</text:p>
          </table:table-cell>
        </table:table-row>
        <table:table-row table:style-name="ro2">
          <table:table-cell office:value-type="string">
            <text:p>eat</text:p>
          </table:table-cell>
          <table:table-cell office:value-type="string">
            <text:p>chĪ</text:p>
          </table:table-cell>
          <table:table-cell office:value-type="string">
            <text:p>吃</text:p>
          </table:table-cell>
        </table:table-row>
        <table:table-row table:style-name="ro2">
          <table:table-cell office:value-type="string">
            <text:p>very ugly person</text:p>
          </table:table-cell>
          <table:table-cell office:value-type="string">
            <text:p>chǒubāguài</text:p>
          </table:table-cell>
          <table:table-cell office:value-type="string">
            <text:p>丑八怪</text:p>
          </table:table-cell>
        </table:table-row>
        <table:table-row table:style-name="ro2">
          <table:table-cell office:value-type="string">
            <text:p>go out</text:p>
          </table:table-cell>
          <table:table-cell office:value-type="string">
            <text:p>chū</text:p>
          </table:table-cell>
          <table:table-cell office:value-type="string">
            <text:p>出</text:p>
          </table:table-cell>
        </table:table-row>
        <table:table-row table:style-name="ro3">
          <table:table-cell office:value-type="string">
            <text:p>from...to...</text:p>
          </table:table-cell>
          <table:table-cell office:value-type="string">
            <text:p>cóng … dào...</text:p>
          </table:table-cell>
          <table:table-cell office:value-type="string">
            <text:p>从...到...</text:p>
          </table:table-cell>
        </table:table-row>
        <table:table-row table:style-name="ro2">
          <table:table-cell office:value-type="string">
            <text:p>everybody / master-authority</text:p>
          </table:table-cell>
          <table:table-cell office:value-type="string">
            <text:p>dàjiā</text:p>
          </table:table-cell>
          <table:table-cell office:value-type="string">
            <text:p>大家</text:p>
          </table:table-cell>
        </table:table-row>
        <table:table-row table:style-name="ro2">
          <table:table-cell office:value-type="string">
            <text:p>arrive</text:p>
          </table:table-cell>
          <table:table-cell office:value-type="string">
            <text:p>dào</text:p>
          </table:table-cell>
          <table:table-cell office:value-type="string">
            <text:p>到</text:p>
          </table:table-cell>
        </table:table-row>
        <table:table-row table:style-name="ro2">
          <table:table-cell office:value-type="string">
            <text:p>university</text:p>
          </table:table-cell>
          <table:table-cell office:value-type="string">
            <text:p>dàxué</text:p>
          </table:table-cell>
          <table:table-cell office:value-type="string">
            <text:p>大学</text:p>
          </table:table-cell>
        </table:table-row>
        <table:table-row table:style-name="ro2"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的</text:p>
          </table:table-cell>
        </table:table-row>
        <table:table-row table:style-name="ro2">
          <table:table-cell office:value-type="string">
            <text:p>earth</text:p>
          </table:table-cell>
          <table:table-cell office:value-type="string">
            <text:p>dì</text:p>
          </table:table-cell>
          <table:table-cell office:value-type="string">
            <text:p>地</text:p>
          </table:table-cell>
        </table:table-row>
        <table:table-row table:style-name="ro2">
          <table:table-cell office:value-type="string">
            <text:p>electricity</text:p>
          </table:table-cell>
          <table:table-cell office:value-type="string">
            <text:p>diàn</text:p>
          </table:table-cell>
          <table:table-cell office:value-type="string">
            <text:p>电</text:p>
          </table:table-cell>
        </table:table-row>
        <table:table-row table:style-name="ro2">
          <table:table-cell office:value-type="string">
            <text:p>measure (time)</text:p>
          </table:table-cell>
          <table:table-cell office:value-type="string">
            <text:p>diǎn</text:p>
          </table:table-cell>
          <table:table-cell office:value-type="string">
            <text:p>点</text:p>
          </table:table-cell>
        </table:table-row>
        <table:table-row table:style-name="ro2">
          <table:table-cell office:value-type="string">
            <text:p>phone</text:p>
          </table:table-cell>
          <table:table-cell office:value-type="string">
            <text:p>diànhuà</text:p>
          </table:table-cell>
          <table:table-cell office:value-type="string">
            <text:p>电话</text:p>
          </table:table-cell>
        </table:table-row>
        <table:table-row table:style-name="ro2">
          <table:table-cell office:value-type="string">
            <text:p>cinema</text:p>
          </table:table-cell>
          <table:table-cell office:value-type="string">
            <text:p>diànyǐngyuàn</text:p>
          </table:table-cell>
          <table:table-cell office:value-type="string">
            <text:p>电影院</text:p>
          </table:table-cell>
        </table:table-row>
        <table:table-row table:style-name="ro2">
          <table:table-cell office:value-type="string">
            <text:p>geography</text:p>
          </table:table-cell>
          <table:table-cell office:value-type="string">
            <text:p>dìlĭ</text:p>
          </table:table-cell>
          <table:table-cell office:value-type="string">
            <text:p>地理</text:p>
          </table:table-cell>
        </table:table-row>
        <table:table-row table:style-name="ro2">
          <table:table-cell office:value-type="string">
            <text:p>map</text:p>
          </table:table-cell>
          <table:table-cell office:value-type="string">
            <text:p>dìtú</text:p>
          </table:table-cell>
          <table:table-cell office:value-type="string">
            <text:p>地图</text:p>
          </table:table-cell>
        </table:table-row>
        <table:table-row table:style-name="ro2">
          <table:table-cell office:value-type="string">
            <text:p>east</text:p>
          </table:table-cell>
          <table:table-cell office:value-type="string">
            <text:p>dōng</text:p>
          </table:table-cell>
          <table:table-cell office:value-type="string">
            <text:p>东</text:p>
          </table:table-cell>
        </table:table-row>
        <table:table-row table:style-name="ro2">
          <table:table-cell office:value-type="string">
            <text:p>all</text:p>
          </table:table-cell>
          <table:table-cell office:value-type="string">
            <text:p>dōu</text:p>
          </table:table-cell>
          <table:table-cell office:value-type="string">
            <text:p>都</text:p>
          </table:table-cell>
        </table:table-row>
        <table:table-row table:style-name="ro2">
          <table:table-cell office:value-type="string">
            <text:p>sorry</text:p>
          </table:table-cell>
          <table:table-cell office:value-type="string">
            <text:p>duìbuqǐ</text:p>
          </table:table-cell>
          <table:table-cell office:value-type="string">
            <text:p>对不起</text:p>
          </table:table-cell>
        </table:table-row>
        <table:table-row table:style-name="ro2">
          <table:table-cell office:value-type="string">
            <text:p>many</text:p>
          </table:table-cell>
          <table:table-cell office:value-type="string">
            <text:p>duō</text:p>
          </table:table-cell>
          <table:table-cell office:value-type="string">
            <text:p>多</text:p>
          </table:table-cell>
        </table:table-row>
        <table:table-row table:style-name="ro2">
          <table:table-cell office:value-type="string">
            <text:p>how much, how many</text:p>
          </table:table-cell>
          <table:table-cell office:value-type="string">
            <text:p>duōshao</text:p>
          </table:table-cell>
          <table:table-cell office:value-type="string">
            <text:p>多少</text:p>
          </table:table-cell>
        </table:table-row>
        <table:table-row table:style-name="ro2">
          <table:table-cell office:value-type="string">
            <text:p>two</text:p>
          </table:table-cell>
          <table:table-cell office:value-type="string">
            <text:p>èr</text:p>
          </table:table-cell>
          <table:table-cell office:value-type="string">
            <text:p>二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string">
            <text:p>Fǎguó</text:p>
          </table:table-cell>
          <table:table-cell office:value-type="string">
            <text:p>法国</text:p>
          </table:table-cell>
        </table:table-row>
        <table:table-row table:style-name="ro2">
          <table:table-cell office:value-type="string">
            <text:p>rice</text:p>
          </table:table-cell>
          <table:table-cell office:value-type="string">
            <text:p>fàn</text:p>
          </table:table-cell>
          <table:table-cell office:value-type="string">
            <text:p>饭</text:p>
          </table:table-cell>
        </table:table-row>
        <table:table-row table:style-name="ro2">
          <table:table-cell office:value-type="string">
            <text:p>hotel/restaurant</text:p>
          </table:table-cell>
          <table:table-cell office:value-type="string">
            <text:p>fàndiàn</text:p>
          </table:table-cell>
          <table:table-cell office:value-type="string">
            <text:p>饭店</text:p>
          </table:table-cell>
        </table:table-row>
        <table:table-row table:style-name="ro2">
          <table:table-cell office:value-type="string">
            <text:p>room</text:p>
          </table:table-cell>
          <table:table-cell office:value-type="string">
            <text:p>fángjiān</text:p>
          </table:table-cell>
          <table:table-cell office:value-type="string">
            <text:p>房间</text:p>
          </table:table-cell>
        </table:table-row>
        <table:table-row table:style-name="ro2">
          <table:table-cell office:value-type="string">
            <text:p>minute</text:p>
          </table:table-cell>
          <table:table-cell office:value-type="string">
            <text:p>fēnzhōng</text:p>
          </table:table-cell>
          <table:table-cell office:value-type="string">
            <text:p>分钟</text:p>
          </table:table-cell>
        </table:table-row>
        <table:table-row table:style-name="ro2">
          <table:table-cell office:value-type="string">
            <text:p>nearby</text:p>
          </table:table-cell>
          <table:table-cell office:value-type="string">
            <text:p>fùjìn</text:p>
          </table:table-cell>
          <table:table-cell office:value-type="string">
            <text:p>附近</text:p>
          </table:table-cell>
        </table:table-row>
        <table:table-row table:style-name="ro2">
          <table:table-cell office:value-type="string">
            <text:p>waiter</text:p>
          </table:table-cell>
          <table:table-cell office:value-type="string">
            <text:p>fúwùyuán</text:p>
          </table:table-cell>
          <table:table-cell office:value-type="string">
            <text:p>服务员</text:p>
          </table:table-cell>
        </table:table-row>
        <table:table-row table:style-name="ro2">
          <table:table-cell office:value-type="string">
            <text:p>tell, let know</text:p>
          </table:table-cell>
          <table:table-cell office:value-type="string">
            <text:p>gàosu</text:p>
          </table:table-cell>
          <table:table-cell office:value-type="string">
            <text:p>告诉</text:p>
          </table:table-cell>
        </table:table-row>
        <table:table-row table:style-name="ro2">
          <table:table-cell office:value-type="string">
            <text:p>with</text:p>
          </table:table-cell>
          <table:table-cell office:value-type="string">
            <text:p>gēn</text:p>
          </table:table-cell>
          <table:table-cell office:value-type="string">
            <text:p>跟</text:p>
          </table:table-cell>
        </table:table-row>
        <table:table-row table:style-name="ro2">
          <table:table-cell office:value-type="string">
            <text:p>Guangzhou</text:p>
          </table:table-cell>
          <table:table-cell office:value-type="string">
            <text:p>Guǎngzhōu</text:p>
          </table:table-cell>
          <table:table-cell office:value-type="string">
            <text:p>广州</text:p>
          </table:table-cell>
        </table:table-row>
        <table:table-row table:style-name="ro2">
          <table:table-cell office:value-type="string">
            <text:p>expensive</text:p>
          </table:table-cell>
          <table:table-cell office:value-type="string">
            <text:p>guì</text:p>
          </table:table-cell>
          <table:table-cell office:value-type="string">
            <text:p>贵</text:p>
          </table:table-cell>
        </table:table-row>
        <table:table-row table:style-name="ro2">
          <table:table-cell office:value-type="string">
            <text:p>planning</text:p>
          </table:table-cell>
          <table:table-cell office:value-type="string">
            <text:p>guĪhuà</text:p>
          </table:table-cell>
          <table:table-cell office:value-type="string">
            <text:p>规划</text:p>
          </table:table-cell>
        </table:table-row>
        <table:table-row table:style-name="ro2">
          <table:table-cell office:value-type="string">
            <text:p>family name</text:p>
          </table:table-cell>
          <table:table-cell office:value-type="string">
            <text:p>guìxìng</text:p>
          </table:table-cell>
          <table:table-cell office:value-type="string">
            <text:p>贵姓</text:p>
          </table:table-cell>
        </table:table-row>
        <table:table-row table:style-name="ro2">
          <table:table-cell office:value-type="string">
            <text:p>country</text:p>
          </table:table-cell>
          <table:table-cell office:value-type="string">
            <text:p>guó</text:p>
          </table:table-cell>
          <table:table-cell office:value-type="string">
            <text:p>国</text:p>
          </table:table-cell>
        </table:table-row>
        <table:table-row table:style-name="ro2">
          <table:table-cell office:value-type="string">
            <text:p>still, yet</text:p>
          </table:table-cell>
          <table:table-cell office:value-type="string">
            <text:p>hái</text:p>
          </table:table-cell>
          <table:table-cell office:value-type="string">
            <text:p>还</text:p>
          </table:table-cell>
        </table:table-row>
        <table:table-row table:style-name="ro2">
          <table:table-cell office:value-type="string">
            <text:p>sea</text:p>
          </table:table-cell>
          <table:table-cell office:value-type="string">
            <text:p>hǎi</text:p>
          </table:table-cell>
          <table:table-cell office:value-type="string">
            <text:p>海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háishi</text:p>
          </table:table-cell>
          <table:table-cell office:value-type="string">
            <text:p>还是</text:p>
          </table:table-cell>
        </table:table-row>
        <table:table-row table:style-name="ro2">
          <table:table-cell office:value-type="string">
            <text:p>number</text:p>
          </table:table-cell>
          <table:table-cell office:value-type="string">
            <text:p>hào</text:p>
          </table:table-cell>
          <table:table-cell office:value-type="string">
            <text:p>号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hǎo</text:p>
          </table:table-cell>
          <table:table-cell office:value-type="string">
            <text:p>好</text:p>
          </table:table-cell>
        </table:table-row>
        <table:table-row table:style-name="ro2">
          <table:table-cell office:value-type="string">
            <text:p>together with</text:p>
          </table:table-cell>
          <table:table-cell office:value-type="string">
            <text:p>hé</text:p>
          </table:table-cell>
          <table:table-cell office:value-type="string">
            <text:p>和</text:p>
          </table:table-cell>
        </table:table-row>
        <table:table-row table:style-name="ro2">
          <table:table-cell office:value-type="string">
            <text:p>drink</text:p>
          </table:table-cell>
          <table:table-cell office:value-type="string">
            <text:p>hē</text:p>
          </table:table-cell>
          <table:table-cell office:value-type="string">
            <text:p>喝</text:p>
          </table:table-cell>
        </table:table-row>
        <table:table-row table:style-name="ro2">
          <table:table-cell office:value-type="string">
            <text:p>hate</text:p>
          </table:table-cell>
          <table:table-cell office:value-type="string">
            <text:p>hèn</text:p>
          </table:table-cell>
          <table:table-cell office:value-type="string">
            <text:p>恨</text:p>
          </table:table-cell>
        </table:table-row>
        <table:table-row table:style-name="ro2">
          <table:table-cell office:value-type="string">
            <text:p>very</text:p>
          </table:table-cell>
          <table:table-cell office:value-type="string">
            <text:p>hĕn</text:p>
          </table:table-cell>
          <table:table-cell office:value-type="string">
            <text:p>很</text:p>
          </table:table-cell>
        </table:table-row>
        <table:table-row table:style-name="ro2">
          <table:table-cell office:value-type="string">
            <text:p>behind</text:p>
          </table:table-cell>
          <table:table-cell office:value-type="string">
            <text:p>hòubian</text:p>
          </table:table-cell>
          <table:table-cell office:value-type="string">
            <text:p>后边</text:p>
          </table:table-cell>
        </table:table-row>
        <table:table-row table:style-name="ro2">
          <table:table-cell office:value-type="string">
            <text:p>come back</text:p>
          </table:table-cell>
          <table:table-cell office:value-type="string">
            <text:p>huílái</text:p>
          </table:table-cell>
          <table:table-cell office:value-type="string">
            <text:p>回来</text:p>
          </table:table-cell>
        </table:table-row>
        <table:table-row table:style-name="ro2">
          <table:table-cell office:value-type="string">
            <text:p>how many</text:p>
          </table:table-cell>
          <table:table-cell office:value-type="string">
            <text:p>jĭ</text:p>
          </table:table-cell>
          <table:table-cell office:value-type="string">
            <text:p>几</text:p>
          </table:table-cell>
        </table:table-row>
        <table:table-row table:style-name="ro2">
          <table:table-cell office:value-type="string">
            <text:p>chicken</text:p>
          </table:table-cell>
          <table:table-cell office:value-type="string">
            <text:p>jī</text:p>
          </table:table-cell>
          <table:table-cell office:value-type="string">
            <text:p>鸡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jiā</text:p>
          </table:table-cell>
          <table:table-cell office:value-type="string">
            <text:p>家</text:p>
          </table:table-cell>
        </table:table-row>
        <table:table-row table:style-name="ro2">
          <table:table-cell office:value-type="string">
            <text:p>meet</text:p>
          </table:table-cell>
          <table:table-cell office:value-type="string">
            <text:p>jiàn</text:p>
          </table:table-cell>
          <table:table-cell office:value-type="string">
            <text:p>见</text:p>
          </table:table-cell>
        </table:table-row>
        <table:table-row table:style-name="ro2">
          <table:table-cell office:value-type="string">
            <text:p>call</text:p>
          </table:table-cell>
          <table:table-cell office:value-type="string">
            <text:p>jiào</text:p>
          </table:table-cell>
          <table:table-cell office:value-type="string">
            <text:p>叫</text:p>
          </table:table-cell>
        </table:table-row>
        <table:table-row table:style-name="ro2">
          <table:table-cell office:value-type="string">
            <text:p>mao</text:p>
          </table:table-cell>
          <table:table-cell office:value-type="string">
            <text:p>jiǎo</text:p>
          </table:table-cell>
          <table:table-cell office:value-type="string">
            <text:p>角</text:p>
          </table:table-cell>
        </table:table-row>
        <table:table-row table:style-name="ro2">
          <table:table-cell office:value-type="string">
            <text:p>egg</text:p>
          </table:table-cell>
          <table:table-cell office:value-type="string">
            <text:p>jīdàn</text:p>
          </table:table-cell>
          <table:table-cell office:value-type="string">
            <text:p>鸡蛋</text:p>
          </table:table-cell>
        </table:table-row>
        <table:table-row table:style-name="ro2">
          <table:table-cell office:value-type="string">
            <text:p>pay a bill</text:p>
          </table:table-cell>
          <table:table-cell office:value-type="string">
            <text:p>jié zhàng</text:p>
          </table:table-cell>
          <table:table-cell office:value-type="string">
            <text:p>结账</text:p>
          </table:table-cell>
        </table:table-row>
        <table:table-row table:style-name="ro2">
          <table:table-cell office:value-type="string">
            <text:p>come in</text:p>
          </table:table-cell>
          <table:table-cell office:value-type="string">
            <text:p>jìnlái</text:p>
          </table:table-cell>
          <table:table-cell office:value-type="string">
            <text:p>进来</text:p>
          </table:table-cell>
        </table:table-row>
        <table:table-row table:style-name="ro2">
          <table:table-cell office:value-type="string">
            <text:p>today</text:p>
          </table:table-cell>
          <table:table-cell office:value-type="string">
            <text:p>jīntiān</text:p>
          </table:table-cell>
          <table:table-cell office:value-type="string">
            <text:p>今天</text:p>
          </table:table-cell>
        </table:table-row>
        <table:table-row table:style-name="ro2">
          <table:table-cell office:value-type="string">
            <text:p>tonight</text:p>
          </table:table-cell>
          <table:table-cell office:value-type="string">
            <text:p>jīnwǎn</text:p>
          </table:table-cell>
          <table:table-cell office:value-type="string">
            <text:p>今晚</text:p>
          </table:table-cell>
        </table:table-row>
        <table:table-row table:style-name="ro2">
          <table:table-cell office:value-type="string">
            <text:p>come near, engage in</text:p>
          </table:table-cell>
          <table:table-cell office:value-type="string">
            <text:p>jiù</text:p>
          </table:table-cell>
          <table:table-cell office:value-type="string">
            <text:p>就</text:p>
          </table:table-cell>
        </table:table-row>
        <table:table-row table:style-name="ro2">
          <table:table-cell office:value-type="string">
            <text:p>nine</text:p>
          </table:table-cell>
          <table:table-cell office:value-type="string">
            <text:p>jiǔ</text:p>
          </table:table-cell>
          <table:table-cell office:value-type="string">
            <text:p>九</text:p>
          </table:table-cell>
        </table:table-row>
        <table:table-row table:style-name="ro2">
          <table:table-cell office:value-type="string">
            <text:p>wine, alcool</text:p>
          </table:table-cell>
          <table:table-cell office:value-type="string">
            <text:p>jiǔ</text:p>
          </table:table-cell>
          <table:table-cell office:value-type="string">
            <text:p>酒</text:p>
          </table:table-cell>
        </table:table-row>
        <table:table-row table:style-name="ro2">
          <table:table-cell office:value-type="string">
            <text:p>cocktail party</text:p>
          </table:table-cell>
          <table:table-cell office:value-type="string">
            <text:p>jiǔhuì</text:p>
          </table:table-cell>
          <table:table-cell office:value-type="string">
            <text:p>酒会</text:p>
          </table:table-cell>
        </table:table-row>
        <table:table-row table:style-name="ro2">
          <table:table-cell office:value-type="string">
            <text:p>exactly</text:p>
          </table:table-cell>
          <table:table-cell office:value-type="string">
            <text:p>jiùshì</text:p>
          </table:table-cell>
          <table:table-cell office:value-type="string">
            <text:p>就是</text:p>
          </table:table-cell>
        </table:table-row>
        <table:table-row table:style-name="ro2">
          <table:table-cell office:value-type="string">
            <text:p>coffee</text:p>
          </table:table-cell>
          <table:table-cell office:value-type="string">
            <text:p>kāfēi</text:p>
          </table:table-cell>
          <table:table-cell office:value-type="string">
            <text:p>咖啡</text:p>
          </table:table-cell>
        </table:table-row>
        <table:table-row table:style-name="ro2">
          <table:table-cell office:value-type="string">
            <text:p>see</text:p>
          </table:table-cell>
          <table:table-cell office:value-type="string">
            <text:p>kàn</text:p>
          </table:table-cell>
          <table:table-cell office:value-type="string">
            <text:p>看</text:p>
          </table:table-cell>
        </table:table-row>
        <table:table-row table:style-name="ro2">
          <table:table-cell office:value-type="string">
            <text:p>read</text:p>
          </table:table-cell>
          <table:table-cell office:value-type="string">
            <text:p>kànshū</text:p>
          </table:table-cell>
          <table:table-cell office:value-type="string">
            <text:p>看书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kè</text:p>
          </table:table-cell>
          <table:table-cell office:value-type="string">
            <text:p>课</text:p>
          </table:table-cell>
        </table:table-row>
        <table:table-row table:style-name="ro2">
          <table:table-cell office:value-type="string">
            <text:p>science</text:p>
          </table:table-cell>
          <table:table-cell office:value-type="string">
            <text:p>kēxué</text:p>
          </table:table-cell>
          <table:table-cell office:value-type="string">
            <text:p>科学</text:p>
          </table:table-cell>
        </table:table-row>
        <table:table-row table:style-name="ro2">
          <table:table-cell office:value-type="string">
            <text:p>can</text:p>
          </table:table-cell>
          <table:table-cell office:value-type="string">
            <text:p>kĕyǐ</text:p>
          </table:table-cell>
          <table:table-cell office:value-type="string">
            <text:p>可以</text:p>
          </table:table-cell>
        </table:table-row>
        <table:table-row table:style-name="ro2">
          <table:table-cell office:value-type="string">
            <text:p>come</text:p>
          </table:table-cell>
          <table:table-cell office:value-type="string">
            <text:p>lái</text:p>
          </table:table-cell>
          <table:table-cell office:value-type="string">
            <text:p>来</text:p>
          </table:table-cell>
        </table:table-row>
        <table:table-row table:style-name="ro2">
          <table:table-cell office:value-type="string">
            <text:p>teacher</text:p>
          </table:table-cell>
          <table:table-cell office:value-type="string">
            <text:p>lǎoshī</text:p>
          </table:table-cell>
          <table:table-cell office:value-type="string">
            <text:p>老师</text:p>
          </table:table-cell>
        </table:table-row>
        <table:table-row table:style-name="ro2">
          <table:table-cell office:value-type="string">
            <text:p>［le］</text:p>
          </table:table-cell>
          <table:table-cell office:value-type="string">
            <text:p>le</text:p>
          </table:table-cell>
          <table:table-cell office:value-type="string">
            <text:p>了</text:p>
          </table:table-cell>
        </table:table-row>
        <table:table-row table:style-name="ro2">
          <table:table-cell office:value-type="string">
            <text:p>cold</text:p>
          </table:table-cell>
          <table:table-cell office:value-type="string">
            <text:p>lĕng</text:p>
          </table:table-cell>
          <table:table-cell office:value-type="string">
            <text:p>冷</text:p>
          </table:table-cell>
        </table:table-row>
        <table:table-row table:style-name="ro2">
          <table:table-cell office:value-type="string">
            <text:p>two</text:p>
          </table:table-cell>
          <table:table-cell office:value-type="string">
            <text:p>liăng</text:p>
          </table:table-cell>
          <table:table-cell office:value-type="string">
            <text:p>两</text:p>
          </table:table-cell>
        </table:table-row>
        <table:table-row table:style-name="ro2">
          <table:table-cell office:value-type="string">
            <text:p>change (money)</text:p>
          </table:table-cell>
          <table:table-cell office:value-type="string">
            <text:p>língqián</text:p>
          </table:table-cell>
          <table:table-cell office:value-type="string">
            <text:p>零钱</text:p>
          </table:table-cell>
        </table:table-row>
        <table:table-row table:style-name="ro2">
          <table:table-cell office:value-type="string">
            <text:p>six</text:p>
          </table:table-cell>
          <table:table-cell office:value-type="string">
            <text:p>liù</text:p>
          </table:table-cell>
          <table:table-cell office:value-type="string">
            <text:p>六</text:p>
          </table:table-cell>
        </table:table-row>
        <table:table-row table:style-name="ro2">
          <table:table-cell office:value-type="string">
            <text:p>building</text:p>
          </table:table-cell>
          <table:table-cell office:value-type="string">
            <text:p>lóu</text:p>
          </table:table-cell>
          <table:table-cell office:value-type="string">
            <text:p>楼</text:p>
          </table:table-cell>
        </table:table-row>
        <table:table-row table:style-name="ro2">
          <table:table-cell office:value-type="string">
            <text:p>restaurant bill</text:p>
          </table:table-cell>
          <table:table-cell office:value-type="string">
            <text:p>mǎidān</text:p>
          </table:table-cell>
          <table:table-cell office:value-type="string">
            <text:p>买单</text:p>
          </table:table-cell>
        </table:table-row>
        <table:table-row table:style-name="ro2">
          <table:table-cell office:value-type="string">
            <text:p>mum</text:p>
          </table:table-cell>
          <table:table-cell office:value-type="string">
            <text:p>māma</text:p>
          </table:table-cell>
          <table:table-cell office:value-type="string">
            <text:p>妈妈</text:p>
          </table:table-cell>
        </table:table-row>
        <table:table-row table:style-name="ro2">
          <table:table-cell office:value-type="string">
            <text:p>busy</text:p>
          </table:table-cell>
          <table:table-cell office:value-type="string">
            <text:p>máng</text:p>
          </table:table-cell>
          <table:table-cell office:value-type="string">
            <text:p>忙</text:p>
          </table:table-cell>
        </table:table-row>
        <table:table-row table:style-name="ro2">
          <table:table-cell office:value-type="string">
            <text:p>cat</text:p>
          </table:table-cell>
          <table:table-cell office:value-type="string">
            <text:p>māo</text:p>
          </table:table-cell>
          <table:table-cell office:value-type="string">
            <text:p>猫</text:p>
          </table:table-cell>
        </table:table-row>
        <table:table-row table:style-name="ro2">
          <table:table-cell office:value-type="string">
            <text:p>not</text:p>
          </table:table-cell>
          <table:table-cell office:value-type="string">
            <text:p>méi</text:p>
          </table:table-cell>
          <table:table-cell office:value-type="string">
            <text:p>没</text:p>
          </table:table-cell>
        </table:table-row>
        <table:table-row table:style-name="ro2">
          <table:table-cell office:value-type="string">
            <text:p>no problem</text:p>
          </table:table-cell>
          <table:table-cell office:value-type="string">
            <text:p>méi guānxi</text:p>
          </table:table-cell>
          <table:table-cell office:value-type="string">
            <text:p>没关系</text:p>
          </table:table-cell>
        </table:table-row>
        <table:table-row table:style-name="ro2">
          <table:table-cell office:value-type="string">
            <text:p>entrance</text:p>
          </table:table-cell>
          <table:table-cell office:value-type="string">
            <text:p>ménkǒu</text:p>
          </table:table-cell>
          <table:table-cell office:value-type="string">
            <text:p>门口</text:p>
          </table:table-cell>
        </table:table-row>
        <table:table-row table:style-name="ro2">
          <table:table-cell office:value-type="string">
            <text:p>noodles</text:p>
          </table:table-cell>
          <table:table-cell office:value-type="string">
            <text:p>miàntiáo</text:p>
          </table:table-cell>
          <table:table-cell office:value-type="string">
            <text:p>面条</text:p>
          </table:table-cell>
        </table:table-row>
        <table:table-row table:style-name="ro2">
          <table:table-cell office:value-type="string">
            <text:p>migrant worker, temporary worker</text:p>
          </table:table-cell>
          <table:table-cell office:value-type="string">
            <text:p>míngōng</text:p>
          </table:table-cell>
          <table:table-cell office:value-type="string">
            <text:p>民工</text:p>
          </table:table-cell>
        </table:table-row>
        <table:table-row table:style-name="ro2">
          <table:table-cell office:value-type="string">
            <text:p>tomorrow</text:p>
          </table:table-cell>
          <table:table-cell office:value-type="string">
            <text:p>míngtiān</text:p>
          </table:table-cell>
          <table:table-cell office:value-type="string">
            <text:p>明天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míngzi</text:p>
          </table:table-cell>
          <table:table-cell office:value-type="string">
            <text:p>名字</text:p>
          </table:table-cell>
        </table:table-row>
        <table:table-row table:style-name="ro2">
          <table:table-cell office:value-type="string">
            <text:p>which</text:p>
          </table:table-cell>
          <table:table-cell office:value-type="string">
            <text:p>nǎ</text:p>
          </table:table-cell>
          <table:table-cell office:value-type="string">
            <text:p>哪</text:p>
          </table:table-cell>
        </table:table-row>
        <table:table-row table:style-name="ro2">
          <table:table-cell office:value-type="string">
            <text:p>south</text:p>
          </table:table-cell>
          <table:table-cell office:value-type="string">
            <text:p>nán</text:p>
          </table:table-cell>
          <table:table-cell office:value-type="string">
            <text:p>南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án</text:p>
          </table:table-cell>
          <table:table-cell office:value-type="string">
            <text:p>男</text:p>
          </table:table-cell>
        </table:table-row>
        <table:table-row table:style-name="ro2">
          <table:table-cell office:value-type="string">
            <text:p>ability, able to</text:p>
          </table:table-cell>
          <table:table-cell office:value-type="string">
            <text:p>néng</text:p>
          </table:table-cell>
          <table:table-cell office:value-type="string">
            <text:p>能</text:p>
          </table:table-cell>
        </table:table-row>
        <table:table-row table:style-name="ro2">
          <table:table-cell office:value-type="string">
            <text:p>you</text:p>
          </table:table-cell>
          <table:table-cell office:value-type="string">
            <text:p>nĭ</text:p>
          </table:table-cell>
          <table:table-cell office:value-type="string">
            <text:p>你</text:p>
          </table:table-cell>
        </table:table-row>
        <table:table-row table:style-name="ro2">
          <table:table-cell office:value-type="string">
            <text:p>beef</text:p>
          </table:table-cell>
          <table:table-cell office:value-type="string">
            <text:p>niúròu</text:p>
          </table:table-cell>
          <table:table-cell office:value-type="string">
            <text:p>牛肉</text:p>
          </table:table-cell>
        </table:table-row>
        <table:table-row table:style-name="ro2">
          <table:table-cell office:value-type="string">
            <text:p>next to</text:p>
          </table:table-cell>
          <table:table-cell office:value-type="string">
            <text:p>pángbiān</text:p>
          </table:table-cell>
          <table:table-cell office:value-type="string">
            <text:p>旁边</text:p>
          </table:table-cell>
        </table:table-row>
        <table:table-row table:style-name="ro2">
          <table:table-cell office:value-type="string">
            <text:p>friend</text:p>
          </table:table-cell>
          <table:table-cell office:value-type="string">
            <text:p>péngyou</text:p>
          </table:table-cell>
          <table:table-cell office:value-type="string">
            <text:p>朋友</text:p>
          </table:table-cell>
        </table:table-row>
        <table:table-row table:style-name="ro2">
          <table:table-cell office:value-type="string">
            <text:p>ticket, bill</text:p>
          </table:table-cell>
          <table:table-cell office:value-type="string">
            <text:p>piào</text:p>
          </table:table-cell>
          <table:table-cell office:value-type="string">
            <text:p>票</text:p>
          </table:table-cell>
        </table:table-row>
        <table:table-row table:style-name="ro2">
          <table:table-cell office:value-type="string">
            <text:p>beer</text:p>
          </table:table-cell>
          <table:table-cell office:value-type="string">
            <text:p>píjiǔ</text:p>
          </table:table-cell>
          <table:table-cell office:value-type="string">
            <text:p>啤酒</text:p>
          </table:table-cell>
        </table:table-row>
        <table:table-row table:style-name="ro2">
          <table:table-cell office:value-type="string">
            <text:p>bottle</text:p>
          </table:table-cell>
          <table:table-cell office:value-type="string">
            <text:p>píng</text:p>
          </table:table-cell>
          <table:table-cell office:value-type="string">
            <text:p>瓶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píngguǒ</text:p>
          </table:table-cell>
          <table:table-cell office:value-type="string">
            <text:p>苹果</text:p>
          </table:table-cell>
        </table:table-row>
        <table:table-row table:style-name="ro2">
          <table:table-cell office:value-type="string">
            <text:p>seven</text:p>
          </table:table-cell>
          <table:table-cell office:value-type="string">
            <text:p>qī</text:p>
          </table:table-cell>
          <table:table-cell office:value-type="string">
            <text:p>七</text:p>
          </table:table-cell>
        </table:table-row>
        <table:table-row table:style-name="ro2">
          <table:table-cell office:value-type="string">
            <text:p>money</text:p>
          </table:table-cell>
          <table:table-cell office:value-type="string">
            <text:p>qián</text:p>
          </table:table-cell>
          <table:table-cell office:value-type="string">
            <text:p>钱</text:p>
          </table:table-cell>
        </table:table-row>
        <table:table-row table:style-name="ro2">
          <table:table-cell office:value-type="string">
            <text:p>in front of</text:p>
          </table:table-cell>
          <table:table-cell office:value-type="string">
            <text:p>qiánbian</text:p>
          </table:table-cell>
          <table:table-cell office:value-type="string">
            <text:p>前边</text:p>
          </table:table-cell>
        </table:table-row>
        <table:table-row table:style-name="ro2">
          <table:table-cell office:value-type="string">
            <text:p>get up</text:p>
          </table:table-cell>
          <table:table-cell office:value-type="string">
            <text:p>qǐchuáng</text:p>
          </table:table-cell>
          <table:table-cell office:value-type="string">
            <text:p>起床</text:p>
          </table:table-cell>
        </table:table-row>
        <table:table-row table:style-name="ro2">
          <table:table-cell office:value-type="string">
            <text:p>green vegetable</text:p>
          </table:table-cell>
          <table:table-cell office:value-type="string">
            <text:p>qīngcài</text:p>
          </table:table-cell>
          <table:table-cell office:value-type="string">
            <text:p>青菜</text:p>
          </table:table-cell>
        </table:table-row>
        <table:table-row table:style-name="ro2">
          <table:table-cell office:value-type="string">
            <text:p>excuse me</text:p>
          </table:table-cell>
          <table:table-cell office:value-type="string">
            <text:p>qǐngwèn</text:p>
          </table:table-cell>
          <table:table-cell office:value-type="string">
            <text:p>请问</text:p>
          </table:table-cell>
        </table:table-row>
        <table:table-row table:style-name="ro2">
          <table:table-cell office:value-type="string">
            <text:p>heat</text:p>
          </table:table-cell>
          <table:table-cell office:value-type="string">
            <text:p>rè</text:p>
          </table:table-cell>
          <table:table-cell office:value-type="string">
            <text:p>热</text:p>
          </table:table-cell>
        </table:table-row>
        <table:table-row table:style-name="ro2">
          <table:table-cell office:value-type="string">
            <text:p>people</text:p>
          </table:table-cell>
          <table:table-cell office:value-type="string">
            <text:p>rén</text:p>
          </table:table-cell>
          <table:table-cell office:value-type="string">
            <text:p>人</text:p>
          </table:table-cell>
        </table:table-row>
        <table:table-row table:style-name="ro2">
          <table:table-cell office:value-type="string">
            <text:p>know</text:p>
          </table:table-cell>
          <table:table-cell office:value-type="string">
            <text:p>rènshi</text:p>
          </table:table-cell>
          <table:table-cell office:value-type="string">
            <text:p>认识</text:p>
          </table:table-cell>
        </table:table-row>
        <table:table-row table:style-name="ro2">
          <table:table-cell office:value-type="string">
            <text:p>sun</text:p>
          </table:table-cell>
          <table:table-cell office:value-type="string">
            <text:p>rì</text:p>
          </table:table-cell>
          <table:table-cell office:value-type="string">
            <text:p>日</text:p>
          </table:table-cell>
        </table:table-row>
        <table:table-row table:style-name="ro2">
          <table:table-cell office:value-type="string">
            <text:p>meat</text:p>
          </table:table-cell>
          <table:table-cell office:value-type="string">
            <text:p>ròu</text:p>
          </table:table-cell>
          <table:table-cell office:value-type="string">
            <text:p>肉</text:p>
          </table:table-cell>
        </table:table-row>
        <table:table-row table:style-name="ro3">
          <table:table-cell office:value-type="string">
            <text:p>in the event of (condition)</text:p>
          </table:table-cell>
          <table:table-cell office:value-type="string">
            <text:p>rúguǒ ... dehuà</text:p>
          </table:table-cell>
          <table:table-cell office:value-type="string">
            <text:p>如果...的话</text:p>
          </table:table-cell>
        </table:table-row>
        <table:table-row table:style-name="ro2">
          <table:table-cell office:value-type="string">
            <text:p>three</text:p>
          </table:table-cell>
          <table:table-cell office:value-type="string">
            <text:p>sān</text:p>
          </table:table-cell>
          <table:table-cell office:value-type="string">
            <text:p>三</text:p>
          </table:table-cell>
        </table:table-row>
        <table:table-row table:style-name="ro2">
          <table:table-cell office:value-type="string">
            <text:p>on top of</text:p>
          </table:table-cell>
          <table:table-cell office:value-type="string">
            <text:p>shàngbian</text:p>
          </table:table-cell>
          <table:table-cell office:value-type="string">
            <text:p>上边</text:p>
          </table:table-cell>
        </table:table-row>
        <table:table-row table:style-name="ro2">
          <table:table-cell office:value-type="string">
            <text:p>Shanghai</text:p>
          </table:table-cell>
          <table:table-cell office:value-type="string">
            <text:p>Shànghǎi</text:p>
          </table:table-cell>
          <table:table-cell office:value-type="string">
            <text:p>上海</text:p>
          </table:table-cell>
        </table:table-row>
        <table:table-row table:style-name="ro2">
          <table:table-cell office:value-type="string">
            <text:p>morning</text:p>
          </table:table-cell>
          <table:table-cell office:value-type="string">
            <text:p>shàngwǔ</text:p>
          </table:table-cell>
          <table:table-cell office:value-type="string">
            <text:p>上午</text:p>
          </table:table-cell>
        </table:table-row>
        <table:table-row table:style-name="ro2">
          <table:table-cell office:value-type="string">
            <text:p>last week</text:p>
          </table:table-cell>
          <table:table-cell office:value-type="string">
            <text:p>shàngzhōu</text:p>
          </table:table-cell>
          <table:table-cell office:value-type="string">
            <text:p>上周</text:p>
          </table:table-cell>
        </table:table-row>
        <table:table-row table:style-name="ro2">
          <table:table-cell office:value-type="string">
            <text:p>spoon</text:p>
          </table:table-cell>
          <table:table-cell office:value-type="string">
            <text:p>sháozi</text:p>
          </table:table-cell>
          <table:table-cell office:value-type="string">
            <text:p>勺子</text:p>
          </table:table-cell>
        </table:table-row>
        <table:table-row table:style-name="ro2">
          <table:table-cell office:value-type="string">
            <text:p>birthday</text:p>
          </table:table-cell>
          <table:table-cell office:value-type="string">
            <text:p>shēngri</text:p>
          </table:table-cell>
          <table:table-cell office:value-type="string">
            <text:p>生日</text:p>
          </table:table-cell>
        </table:table-row>
        <table:table-row table:style-name="ro2">
          <table:table-cell office:value-type="string">
            <text:p>what</text:p>
          </table:table-cell>
          <table:table-cell office:value-type="string">
            <text:p>shénme</text:p>
          </table:table-cell>
          <table:table-cell office:value-type="string">
            <text:p>什么</text:p>
          </table:table-cell>
        </table:table-row>
        <table:table-row table:style-name="ro2">
          <table:table-cell office:value-type="string">
            <text:p>ten</text:p>
          </table:table-cell>
          <table:table-cell office:value-type="string">
            <text:p>shí</text:p>
          </table:table-cell>
          <table:table-cell office:value-type="string">
            <text:p>十</text:p>
          </table:table-cell>
        </table:table-row>
        <table:table-row table:style-name="ro2">
          <table:table-cell office:value-type="string">
            <text:p>be</text:p>
          </table:table-cell>
          <table:table-cell office:value-type="string">
            <text:p>shì</text:p>
          </table:table-cell>
          <table:table-cell office:value-type="string">
            <text:p>是</text:p>
          </table:table-cell>
        </table:table-row>
        <table:table-row table:style-name="ro2">
          <table:table-cell office:value-type="string">
            <text:p>master worker</text:p>
          </table:table-cell>
          <table:table-cell office:value-type="string">
            <text:p>shīfu</text:p>
          </table:table-cell>
          <table:table-cell office:value-type="string">
            <text:p>师傅</text:p>
          </table:table-cell>
        </table:table-row>
        <table:table-row table:style-name="ro2">
          <table:table-cell office:value-type="string">
            <text:p>canteen</text:p>
          </table:table-cell>
          <table:table-cell office:value-type="string">
            <text:p>shítáng</text:p>
          </table:table-cell>
          <table:table-cell office:value-type="string">
            <text:p>食堂</text:p>
          </table:table-cell>
        </table:table-row>
        <table:table-row table:style-name="ro2">
          <table:table-cell office:value-type="string">
            <text:p>book</text:p>
          </table:table-cell>
          <table:table-cell office:value-type="string">
            <text:p>shū</text:p>
          </table:table-cell>
          <table:table-cell office:value-type="string">
            <text:p>书</text:p>
          </table:table-cell>
        </table:table-row>
        <table:table-row table:style-name="ro2">
          <table:table-cell office:value-type="string">
            <text:p>who</text:p>
          </table:table-cell>
          <table:table-cell office:value-type="string">
            <text:p>shuí</text:p>
          </table:table-cell>
          <table:table-cell office:value-type="string">
            <text:p>谁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string">
            <text:p>shuǐ</text:p>
          </table:table-cell>
          <table:table-cell office:value-type="string">
            <text:p>水</text:p>
          </table:table-cell>
        </table:table-row>
        <table:table-row table:style-name="ro2">
          <table:table-cell office:value-type="string">
            <text:p>sleep</text:p>
          </table:table-cell>
          <table:table-cell office:value-type="string">
            <text:p>shuìjiào</text:p>
          </table:table-cell>
          <table:table-cell office:value-type="string">
            <text:p>睡觉</text:p>
          </table:table-cell>
        </table:table-row>
        <table:table-row table:style-name="ro2">
          <table:table-cell office:value-type="string">
            <text:p>four</text:p>
          </table:table-cell>
          <table:table-cell office:value-type="string">
            <text:p>sì</text:p>
          </table:table-cell>
          <table:table-cell office:value-type="string">
            <text:p>四</text:p>
          </table:table-cell>
        </table:table-row>
        <table:table-row table:style-name="ro2">
          <table:table-cell office:value-type="string">
            <text:p>think, consider</text:p>
          </table:table-cell>
          <table:table-cell office:value-type="string">
            <text:p>sī</text:p>
          </table:table-cell>
          <table:table-cell office:value-type="string">
            <text:p>思</text:p>
          </table:table-cell>
        </table:table-row>
        <table:table-row table:style-name="ro2">
          <table:table-cell office:value-type="string">
            <text:p>driver</text:p>
          </table:table-cell>
          <table:table-cell office:value-type="string">
            <text:p>sījī</text:p>
          </table:table-cell>
          <table:table-cell office:value-type="string">
            <text:p>司机</text:p>
          </table:table-cell>
        </table:table-row>
        <table:table-row table:style-name="ro2">
          <table:table-cell office:value-type="string">
            <text:p>drop idea forever, reconcile to loss</text:p>
          </table:table-cell>
          <table:table-cell office:value-type="string">
            <text:p>sǐxīn</text:p>
          </table:table-cell>
          <table:table-cell office:value-type="string">
            <text:p>死心</text:p>
          </table:table-cell>
        </table:table-row>
        <table:table-row table:style-name="ro2">
          <table:table-cell office:value-type="string">
            <text:p>dorm</text:p>
          </table:table-cell>
          <table:table-cell office:value-type="string">
            <text:p>sùshè</text:p>
          </table:table-cell>
          <table:table-cell office:value-type="string">
            <text:p>宿舍</text:p>
          </table:table-cell>
        </table:table-row>
        <table:table-row table:style-name="ro2">
          <table:table-cell office:value-type="string">
            <text:p>too</text:p>
          </table:table-cell>
          <table:table-cell office:value-type="string">
            <text:p>tài</text:p>
          </table:table-cell>
          <table:table-cell office:value-type="string">
            <text:p>太</text:p>
          </table:table-cell>
        </table:table-row>
        <table:table-row table:style-name="ro2">
          <table:table-cell office:value-type="string">
            <text:p>they</text:p>
          </table:table-cell>
          <table:table-cell office:value-type="string">
            <text:p>tāmen</text:p>
          </table:table-cell>
          <table:table-cell office:value-type="string">
            <text:p>他们</text:p>
          </table:table-cell>
        </table:table-row>
        <table:table-row table:style-name="ro2">
          <table:table-cell office:value-type="string">
            <text:p>they (F)</text:p>
          </table:table-cell>
          <table:table-cell office:value-type="string">
            <text:p>tāmen</text:p>
          </table:table-cell>
          <table:table-cell office:value-type="string">
            <text:p>她们</text:p>
          </table:table-cell>
        </table:table-row>
        <table:table-row table:style-name="ro2">
          <table:table-cell office:value-type="string">
            <text:p>Tāngjiā</text:p>
          </table:table-cell>
          <table:table-cell office:value-type="string">
            <text:p>tāngjiā</text:p>
          </table:table-cell>
          <table:table-cell office:value-type="string">
            <text:p>唐家</text:p>
          </table:table-cell>
        </table:table-row>
        <table:table-row table:style-name="ro2">
          <table:table-cell office:value-type="string">
            <text:p>special, particular</text:p>
          </table:table-cell>
          <table:table-cell office:value-type="string">
            <text:p>tè</text:p>
          </table:table-cell>
          <table:table-cell office:value-type="string">
            <text:p>特</text:p>
          </table:table-cell>
        </table:table-row>
        <table:table-row table:style-name="ro2">
          <table:table-cell office:value-type="string">
            <text:p>weather</text:p>
          </table:table-cell>
          <table:table-cell office:value-type="string">
            <text:p>tiānqì</text:p>
          </table:table-cell>
          <table:table-cell office:value-type="string">
            <text:p>天气</text:p>
          </table:table-cell>
        </table:table-row>
        <table:table-row table:style-name="ro2">
          <table:table-cell office:value-type="string">
            <text:p>dance</text:p>
          </table:table-cell>
          <table:table-cell office:value-type="string">
            <text:p>tiàowǔ</text:p>
          </table:table-cell>
          <table:table-cell office:value-type="string">
            <text:p>跳舞</text:p>
          </table:table-cell>
        </table:table-row>
        <table:table-row table:style-name="ro2">
          <table:table-cell office:value-type="string">
            <text:p>stop</text:p>
          </table:table-cell>
          <table:table-cell office:value-type="string">
            <text:p>tíng</text:p>
          </table:table-cell>
          <table:table-cell office:value-type="string">
            <text:p>停</text:p>
          </table:table-cell>
        </table:table-row>
        <table:table-row table:style-name="ro2">
          <table:table-cell office:value-type="string">
            <text:p>schoolmate</text:p>
          </table:table-cell>
          <table:table-cell office:value-type="string">
            <text:p>tóngxué</text:p>
          </table:table-cell>
          <table:table-cell office:value-type="string">
            <text:p>同学</text:p>
          </table:table-cell>
        </table:table-row>
        <table:table-row table:style-name="ro2">
          <table:table-cell office:value-type="string">
            <text:p>agree</text:p>
          </table:table-cell>
          <table:table-cell office:value-type="string">
            <text:p>tóngyì</text:p>
          </table:table-cell>
          <table:table-cell office:value-type="string">
            <text:p>同意</text:p>
          </table:table-cell>
        </table:table-row>
        <table:table-row table:style-name="ro2">
          <table:table-cell office:value-type="string">
            <text:p>library</text:p>
          </table:table-cell>
          <table:table-cell office:value-type="string">
            <text:p>túshūguǎn</text:p>
          </table:table-cell>
          <table:table-cell office:value-type="string">
            <text:p>图书馆</text:p>
          </table:table-cell>
        </table:table-row>
        <table:table-row table:style-name="ro2">
          <table:table-cell office:value-type="string">
            <text:p>late</text:p>
          </table:table-cell>
          <table:table-cell office:value-type="string">
            <text:p>wǎn</text:p>
          </table:table-cell>
          <table:table-cell office:value-type="string">
            <text:p>晚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wŏ</text:p>
          </table:table-cell>
          <table:table-cell office:value-type="string">
            <text:p>我</text:p>
          </table:table-cell>
        </table:table-row>
        <table:table-row table:style-name="ro2">
          <table:table-cell office:value-type="string">
            <text:p>us</text:p>
          </table:table-cell>
          <table:table-cell office:value-type="string">
            <text:p>wǒmen</text:p>
          </table:table-cell>
          <table:table-cell office:value-type="string">
            <text:p>我们</text:p>
          </table:table-cell>
        </table:table-row>
        <table:table-row table:style-name="ro2">
          <table:table-cell office:value-type="string">
            <text:p>five</text:p>
          </table:table-cell>
          <table:table-cell office:value-type="string">
            <text:p>wǔ</text:p>
          </table:table-cell>
          <table:table-cell office:value-type="string">
            <text:p>五</text:p>
          </table:table-cell>
        </table:table-row>
        <table:table-row table:style-name="ro2">
          <table:table-cell office:value-type="string">
            <text:p>west</text:p>
          </table:table-cell>
          <table:table-cell office:value-type="string">
            <text:p>xī</text:p>
          </table:table-cell>
          <table:table-cell office:value-type="string">
            <text:p>西</text:p>
          </table:table-cell>
        </table:table-row>
        <table:table-row table:style-name="ro2">
          <table:table-cell office:value-type="string">
            <text:p>rosy clouds</text:p>
          </table:table-cell>
          <table:table-cell office:value-type="string">
            <text:p>xiá</text:p>
          </table:table-cell>
          <table:table-cell office:value-type="string">
            <text:p>霞</text:p>
          </table:table-cell>
        </table:table-row>
        <table:table-row table:style-name="ro2">
          <table:table-cell office:value-type="string">
            <text:p>under</text:p>
          </table:table-cell>
          <table:table-cell office:value-type="string">
            <text:p>xiàbian</text:p>
          </table:table-cell>
          <table:table-cell office:value-type="string">
            <text:p>下边</text:p>
          </table:table-cell>
        </table:table-row>
        <table:table-row table:style-name="ro3">
          <table:table-cell office:value-type="string">
            <text:p>first... then …</text:p>
          </table:table-cell>
          <table:table-cell office:value-type="string">
            <text:p>xiān... ránhòu</text:p>
          </table:table-cell>
          <table:table-cell office:value-type="string">
            <text:p>先...然后...</text:p>
          </table:table-cell>
        </table:table-row>
        <table:table-row table:style-name="ro2">
          <table:table-cell office:value-type="string">
            <text:p>think, ponder</text:p>
          </table:table-cell>
          <table:table-cell office:value-type="string">
            <text:p>xiǎng</text:p>
          </table:table-cell>
          <table:table-cell office:value-type="string">
            <text:p>想</text:p>
          </table:table-cell>
        </table:table-row>
        <table:table-row table:style-name="ro2">
          <table:table-cell office:value-type="string">
            <text:p>now</text:p>
          </table:table-cell>
          <table:table-cell office:value-type="string">
            <text:p>xiànzài</text:p>
          </table:table-cell>
          <table:table-cell office:value-type="string">
            <text:p>现在</text:p>
          </table:table-cell>
        </table:table-row>
        <table:table-row table:style-name="ro2">
          <table:table-cell office:value-type="string">
            <text:p>miss</text:p>
          </table:table-cell>
          <table:table-cell office:value-type="string">
            <text:p>xiǎojie</text:p>
          </table:table-cell>
          <table:table-cell office:value-type="string">
            <text:p>小姐</text:p>
          </table:table-cell>
        </table:table-row>
        <table:table-row table:style-name="ro2">
          <table:table-cell office:value-type="string">
            <text:p>thanks</text:p>
          </table:table-cell>
          <table:table-cell office:value-type="string">
            <text:p>xièxie</text:p>
          </table:table-cell>
          <table:table-cell office:value-type="string">
            <text:p>谢谢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xíng</text:p>
          </table:table-cell>
          <table:table-cell office:value-type="string">
            <text:p>行</text:p>
          </table:table-cell>
        </table:table-row>
        <table:table-row table:style-name="ro2">
          <table:table-cell office:value-type="string">
            <text:p>rest</text:p>
          </table:table-cell>
          <table:table-cell office:value-type="string">
            <text:p>xiūxi</text:p>
          </table:table-cell>
          <table:table-cell office:value-type="string">
            <text:p>休息</text:p>
          </table:table-cell>
        </table:table-row>
        <table:table-row table:style-name="ro2">
          <table:table-cell office:value-type="string">
            <text:p>take a bath</text:p>
          </table:table-cell>
          <table:table-cell office:value-type="string">
            <text:p>xǐzǎo</text:p>
          </table:table-cell>
          <table:table-cell office:value-type="string">
            <text:p>洗澡</text:p>
          </table:table-cell>
        </table:table-row>
        <table:table-row table:style-name="ro2">
          <table:table-cell office:value-type="string">
            <text:p>refill</text:p>
          </table:table-cell>
          <table:table-cell office:value-type="string">
            <text:p>xùbēi</text:p>
          </table:table-cell>
          <table:table-cell office:value-type="string">
            <text:p>续杯</text:p>
          </table:table-cell>
        </table:table-row>
        <table:table-row table:style-name="ro2">
          <table:table-cell office:value-type="string">
            <text:p>student</text:p>
          </table:table-cell>
          <table:table-cell office:value-type="string">
            <text:p>xuésheng</text:p>
          </table:table-cell>
          <table:table-cell office:value-type="string">
            <text:p>学生</text:p>
          </table:table-cell>
        </table:table-row>
        <table:table-row table:style-name="ro2">
          <table:table-cell office:value-type="string">
            <text:p>school</text:p>
          </table:table-cell>
          <table:table-cell office:value-type="string">
            <text:p>xuéxiào</text:p>
          </table:table-cell>
          <table:table-cell office:value-type="string">
            <text:p>学校</text:p>
          </table:table-cell>
        </table:table-row>
        <table:table-row table:style-name="ro2">
          <table:table-cell office:value-type="string">
            <text:p>institute, school</text:p>
          </table:table-cell>
          <table:table-cell office:value-type="string">
            <text:p>xuéyuàn</text:p>
          </table:table-cell>
          <table:table-cell office:value-type="string">
            <text:p>学院</text:p>
          </table:table-cell>
        </table:table-row>
        <table:table-row table:style-name="ro2">
          <table:table-cell office:value-type="string">
            <text:p>need</text:p>
          </table:table-cell>
          <table:table-cell office:value-type="string">
            <text:p>xūyào</text:p>
          </table:table-cell>
          <table:table-cell office:value-type="string">
            <text:p>需要</text:p>
          </table:table-cell>
        </table:table-row>
        <table:table-row table:style-name="ro2">
          <table:table-cell office:value-type="string">
            <text:p>want</text:p>
          </table:table-cell>
          <table:table-cell office:value-type="string">
            <text:p>yào</text:p>
          </table:table-cell>
          <table:table-cell office:value-type="string">
            <text:p>要</text:p>
          </table:table-cell>
        </table:table-row>
        <table:table-row table:style-name="ro2">
          <table:table-cell office:value-type="string">
            <text:p>also</text:p>
          </table:table-cell>
          <table:table-cell office:value-type="string">
            <text:p>yĕ</text:p>
          </table:table-cell>
          <table:table-cell office:value-type="string">
            <text:p>也</text:p>
          </table:table-cell>
        </table:table-row>
        <table:table-row table:style-name="ro2">
          <table:table-cell office:value-type="string">
            <text:p>already</text:p>
          </table:table-cell>
          <table:table-cell office:value-type="string">
            <text:p>yǐ</text:p>
          </table:table-cell>
          <table:table-cell office:value-type="string">
            <text:p>已</text:p>
          </table:table-cell>
        </table:table-row>
        <table:table-row table:style-name="ro2">
          <table:table-cell office:value-type="string">
            <text:p>one</text:p>
          </table:table-cell>
          <table:table-cell office:value-type="string">
            <text:p>yī</text:p>
          </table:table-cell>
          <table:table-cell office:value-type="string">
            <text:p>一</text:p>
          </table:table-cell>
        </table:table-row>
        <table:table-row table:style-name="ro2">
          <table:table-cell office:value-type="string">
            <text:p>altogether</text:p>
          </table:table-cell>
          <table:table-cell office:value-type="string">
            <text:p>yīgòng</text:p>
          </table:table-cell>
          <table:table-cell office:value-type="string">
            <text:p>一共</text:p>
          </table:table-cell>
        </table:table-row>
        <table:table-row table:style-name="ro2">
          <table:table-cell office:value-type="string">
            <text:p>because</text:p>
          </table:table-cell>
          <table:table-cell office:value-type="string">
            <text:p>yīnwèi</text:p>
          </table:table-cell>
          <table:table-cell office:value-type="string">
            <text:p>因为</text:p>
          </table:table-cell>
        </table:table-row>
        <table:table-row table:style-name="ro2">
          <table:table-cell office:value-type="string">
            <text:p>yin and yang</text:p>
          </table:table-cell>
          <table:table-cell office:value-type="string">
            <text:p>yīnyáng</text:p>
          </table:table-cell>
          <table:table-cell office:value-type="string">
            <text:p>阴阳</text:p>
          </table:table-cell>
        </table:table-row>
        <table:table-row table:style-name="ro2">
          <table:table-cell office:value-type="string">
            <text:p>together</text:p>
          </table:table-cell>
          <table:table-cell office:value-type="string">
            <text:p>yīqǐ</text:p>
          </table:table-cell>
          <table:table-cell office:value-type="string">
            <text:p>一起</text:p>
          </table:table-cell>
        </table:table-row>
        <table:table-row table:style-name="ro2">
          <table:table-cell office:value-type="string">
            <text:p>have</text:p>
          </table:table-cell>
          <table:table-cell office:value-type="string">
            <text:p>yǒu</text:p>
          </table:table-cell>
          <table:table-cell office:value-type="string">
            <text:p>有</text:p>
          </table:table-cell>
        </table:table-row>
        <table:table-row table:style-name="ro2">
          <table:table-cell office:value-type="string">
            <text:p>right</text:p>
          </table:table-cell>
          <table:table-cell office:value-type="string">
            <text:p>yoùbian</text:p>
          </table:table-cell>
          <table:table-cell office:value-type="string">
            <text:p>右边</text:p>
          </table:table-cell>
        </table:table-row>
        <table:table-row table:style-name="ro2">
          <table:table-cell office:value-type="string">
            <text:p>post office</text:p>
          </table:table-cell>
          <table:table-cell office:value-type="string">
            <text:p>yóujú</text:p>
          </table:table-cell>
          <table:table-cell office:value-type="string">
            <text:p>邮局</text:p>
          </table:table-cell>
        </table:table-row>
        <table:table-row table:style-name="ro2">
          <table:table-cell office:value-type="string">
            <text:p>swim</text:p>
          </table:table-cell>
          <table:table-cell office:value-type="string">
            <text:p>yóuyǒng</text:p>
          </table:table-cell>
          <table:table-cell office:value-type="string">
            <text:p>游泳</text:p>
          </table:table-cell>
        </table:table-row>
        <table:table-row table:style-name="ro2">
          <table:table-cell office:value-type="string">
            <text:p>fish</text:p>
          </table:table-cell>
          <table:table-cell office:value-type="string">
            <text:p>yú</text:p>
          </table:table-cell>
          <table:table-cell office:value-type="string">
            <text:p>鱼</text:p>
          </table:table-cell>
        </table:table-row>
        <table:table-row table:style-name="ro2">
          <table:table-cell office:value-type="string">
            <text:p>rain</text:p>
          </table:table-cell>
          <table:table-cell office:value-type="string">
            <text:p>yǔ</text:p>
          </table:table-cell>
          <table:table-cell office:value-type="string">
            <text:p>雨</text:p>
          </table:table-cell>
        </table:table-row>
        <table:table-row table:style-name="ro2">
          <table:table-cell office:value-type="string">
            <text:p>kuai</text:p>
          </table:table-cell>
          <table:table-cell office:value-type="string">
            <text:p>yuán</text:p>
          </table:table-cell>
          <table:table-cell office:value-type="string">
            <text:p>元</text:p>
          </table:table-cell>
        </table:table-row>
        <table:table-row table:style-name="ro2">
          <table:table-cell office:value-type="string">
            <text:p>far</text:p>
          </table:table-cell>
          <table:table-cell office:value-type="string">
            <text:p>yuǎn</text:p>
          </table:table-cell>
          <table:table-cell office:value-type="string">
            <text:p>远</text:p>
          </table:table-cell>
        </table:table-row>
        <table:table-row table:style-name="ro2">
          <table:table-cell office:value-type="string">
            <text:p>moon, month</text:p>
          </table:table-cell>
          <table:table-cell office:value-type="string">
            <text:p>yuè</text:p>
          </table:table-cell>
          <table:table-cell office:value-type="string">
            <text:p>月</text:p>
          </table:table-cell>
        </table:table-row>
        <table:table-row table:style-name="ro2">
          <table:table-cell office:value-type="string">
            <text:p>again</text:p>
          </table:table-cell>
          <table:table-cell office:value-type="string">
            <text:p>zài</text:p>
          </table:table-cell>
          <table:table-cell office:value-type="string">
            <text:p>再</text:p>
          </table:table-cell>
        </table:table-row>
        <table:table-row table:style-name="ro2">
          <table:table-cell office:value-type="string">
            <text:p>breakfast</text:p>
          </table:table-cell>
          <table:table-cell office:value-type="string">
            <text:p>zǎofàn</text:p>
          </table:table-cell>
          <table:table-cell office:value-type="string">
            <text:p>早饭</text:p>
          </table:table-cell>
        </table:table-row>
        <table:table-row table:style-name="ro2">
          <table:table-cell office:value-type="string">
            <text:p>how</text:p>
          </table:table-cell>
          <table:table-cell office:value-type="string">
            <text:p>zĕnme</text:p>
          </table:table-cell>
          <table:table-cell office:value-type="string">
            <text:p>怎么</text:p>
          </table:table-cell>
        </table:table-row>
        <table:table-row table:style-name="ro2">
          <table:table-cell office:value-type="string">
            <text:p>this</text:p>
          </table:table-cell>
          <table:table-cell office:value-type="string">
            <text:p>zhè</text:p>
          </table:table-cell>
          <table:table-cell office:value-type="string">
            <text:p>这</text:p>
          </table:table-cell>
        </table:table-row>
        <table:table-row table:style-name="ro2">
          <table:table-cell office:value-type="string">
            <text:p>oh really</text:p>
          </table:table-cell>
          <table:table-cell office:value-type="string">
            <text:p>zhēn de ma</text:p>
          </table:table-cell>
          <table:table-cell office:value-type="string">
            <text:p>真的吗</text:p>
          </table:table-cell>
        </table:table-row>
        <table:table-row table:style-name="ro2">
          <table:table-cell office:value-type="string">
            <text:p>here</text:p>
          </table:table-cell>
          <table:table-cell office:value-type="string">
            <text:p>zhèr</text:p>
          </table:table-cell>
          <table:table-cell office:value-type="string">
            <text:p>这儿</text:p>
          </table:table-cell>
        </table:table-row>
        <table:table-row table:style-name="ro5">
          <table:table-cell office:value-type="string">
            <text:p>sage, philosopher</text:p>
          </table:table-cell>
          <table:table-cell office:value-type="string">
            <text:p>zhérén</text:p>
          </table:table-cell>
          <table:table-cell office:value-type="string">
            <text:p>哲人</text:p>
          </table:table-cell>
        </table:table-row>
        <table:table-row table:style-name="ro2">
          <table:table-cell office:value-type="string">
            <text:p>only，just</text:p>
          </table:table-cell>
          <table:table-cell office:value-type="string">
            <text:p>zhǐ</text:p>
          </table:table-cell>
          <table:table-cell office:value-type="string">
            <text:p>只</text:p>
          </table:table-cell>
        </table:table-row>
        <table:table-row table:style-name="ro2">
          <table:table-cell office:value-type="string">
            <text:p>know</text:p>
          </table:table-cell>
          <table:table-cell office:value-type="string">
            <text:p>zhīdao</text:p>
          </table:table-cell>
          <table:table-cell office:value-type="string">
            <text:p>知道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string">
            <text:p>Zhōngguó</text:p>
          </table:table-cell>
          <table:table-cell office:value-type="string">
            <text:p>中国</text:p>
          </table:table-cell>
        </table:table-row>
        <table:table-row table:style-name="ro2">
          <table:table-cell office:value-type="string">
            <text:p>noon</text:p>
          </table:table-cell>
          <table:table-cell office:value-type="string">
            <text:p>zhōngwǔ</text:p>
          </table:table-cell>
          <table:table-cell office:value-type="string">
            <text:p>中午</text:p>
          </table:table-cell>
        </table:table-row>
        <table:table-row table:style-name="ro2">
          <table:table-cell office:value-type="string">
            <text:p>live</text:p>
          </table:table-cell>
          <table:table-cell office:value-type="string">
            <text:p>zhù</text:p>
          </table:table-cell>
          <table:table-cell office:value-type="string">
            <text:p>住</text:p>
          </table:table-cell>
        </table:table-row>
        <table:table-row table:style-name="ro2">
          <table:table-cell office:value-type="string">
            <text:p>Zhuhai</text:p>
          </table:table-cell>
          <table:table-cell office:value-type="string">
            <text:p>Zhūhǎi</text:p>
          </table:table-cell>
          <table:table-cell office:value-type="string">
            <text:p>珠海</text:p>
          </table:table-cell>
        </table:table-row>
        <table:table-row table:style-name="ro2">
          <table:table-cell office:value-type="string">
            <text:p>word</text:p>
          </table:table-cell>
          <table:table-cell office:value-type="string">
            <text:p>zì</text:p>
          </table:table-cell>
          <table:table-cell office:value-type="string">
            <text:p>字</text:p>
          </table:table-cell>
        </table:table-row>
        <table:table-row table:style-name="ro2">
          <table:table-cell office:value-type="string">
            <text:p>bike</text:p>
          </table:table-cell>
          <table:table-cell office:value-type="string">
            <text:p>zìxíngchē</text:p>
          </table:table-cell>
          <table:table-cell office:value-type="string">
            <text:p>自行车</text:p>
          </table:table-cell>
        </table:table-row>
        <table:table-row table:style-name="ro2">
          <table:table-cell office:value-type="string">
            <text:p>walk</text:p>
          </table:table-cell>
          <table:table-cell office:value-type="string">
            <text:p>zǒu</text:p>
          </table:table-cell>
          <table:table-cell office:value-type="string">
            <text:p>走</text:p>
          </table:table-cell>
        </table:table-row>
        <table:table-row table:style-name="ro2">
          <table:table-cell office:value-type="string">
            <text:p>the best</text:p>
          </table:table-cell>
          <table:table-cell office:value-type="string">
            <text:p>zuìjiā</text:p>
          </table:table-cell>
          <table:table-cell office:value-type="string">
            <text:p>最佳</text:p>
          </table:table-cell>
        </table:table-row>
        <table:table-row table:style-name="ro2">
          <table:table-cell office:value-type="string">
            <text:p>sit, travel by</text:p>
          </table:table-cell>
          <table:table-cell office:value-type="string">
            <text:p>zuò</text:p>
          </table:table-cell>
          <table:table-cell office:value-type="string">
            <text:p>坐</text:p>
          </table:table-cell>
        </table:table-row>
        <table:table-row table:style-name="ro2">
          <table:table-cell office:value-type="string">
            <text:p>left</text:p>
          </table:table-cell>
          <table:table-cell office:value-type="string">
            <text:p>zuǒbian</text:p>
          </table:table-cell>
          <table:table-cell office:value-type="string">
            <text:p>左边</text:p>
          </table:table-cell>
        </table:table-row>
        <table:table-row table:style-name="ro2">
          <table:table-cell office:value-type="string">
            <text:p>yesterday</text:p>
          </table:table-cell>
          <table:table-cell office:value-type="string">
            <text:p>zuótiān</text:p>
          </table:table-cell>
          <table:table-cell office:value-type="string">
            <text:p>昨天</text:p>
          </table:table-cell>
        </table:table-row>
        <table:table-row table:style-name="ro2" table:number-rows-repeated="104835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quiz" table:style-name="ta1" table:print="false">
        <table:table-column table:style-name="co6" table:default-cell-style-name="ce2"/>
        <table:table-column table:style-name="co7" table:default-cell-style-name="ce2"/>
        <table:table-column table:style-name="co4" table:number-columns-repeated="1022" table:default-cell-style-name="ce2"/>
        <table:table-row table:style-name="ro6">
          <table:table-cell office:value-type="string">
            <text:p>noodles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noodles</text:p>
          </table:table-cell>
          <table:table-cell table:style-name="ce3" office:value-type="string">
            <text:p>miàntiáo</text:p>
          </table:table-cell>
          <table:table-cell office:value-type="string">
            <text:p>面条</text:p>
          </table:table-cell>
          <table:table-cell table:number-columns-repeated="1021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database-ranges>
        <table:database-range table:target-range-address="dico.A1:dico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imSun-ExtB" svg:font-family="SimSun-ExtB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/11/2016</text:date>, <text:time>23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10-31T18:24:51</meta:creation-date>
    <dc:date>2016-11-10T23:11:47</dc:date>
    <dc:creator>Juste Raimbault</dc:creator>
    <meta:editing-duration>P2DT4H28M18S</meta:editing-duration>
    <meta:editing-cycles>88</meta:editing-cycles>
    <meta:generator>OpenOffice/4.1.1$Unix OpenOffice.org_project/411m6$Build-9775</meta:generator>
    <meta:document-statistic meta:table-count="3" meta:cell-count="655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


Sub Random_Question
	Dim nrows,row As Integer
	Dim data_sheet,answer_sheet As Object
	data_sheet = ThisComponent.Sheets.getByName("dico")
	answer_sheet =  ThisComponent.Sheets.getByName("quiz")
	nrows = Get_Rows()
	'row = CInt(nrows*Rnd()) ' issue with int RNG : round to closest integer ?
	'col =  CInt(3*Rnd())-1
	row = Rand_int(0,nrows)
	col = Rand_int(0,3)
	'MsgBox Cstr(col)+" - "+Cstr(row)
	'MsgBox sheet.getCellByPosition(col,row).formula
	'MsgBox Cstr(sheet.getCellByPosition(0,row).formula)+" - "+Cstr(sheet.getCellByPosition(1,row).formula)+" - "+Cstr(sheet.getCellByPosition(2,row).formula)
	answer_sheet.getCellByPosition(0,0).formula =  data_sheet.getCellByPosition(col,row).formula
	answer_sheet.getCellByPosition(0,1).formula = ""
	answer_sheet.getCellByPosition(1,1).formula = ""
	answer_sheet.getCellByPosition(2,1).formula = ""
	MsgBox "?"
	answer_sheet.getCellByPosition(0,1).formula = data_sheet.getCellByPosition(0,row).formula
	answer_sheet.getCellByPosition(1,1).formula = data_sheet.getCellByPosition(1,row).formula
	answer_sheet.getCellByPosition(2,1).formula = data_sheet.getCellByPosition(2,row).formula
End Sub


Private Function Rand_int(inf As Integer, sup As Integer)
	Dim rand As Double
	rand = (Rnd()*(sup-inf))+inf
	Rand_int = CInt(rand)
	If Rand_int - rand &gt; 0 Then
	   Rand_int = Rand_int - 1	
	End If
End Function


Private Function Get_Rows()
	Dim sheet As Object
	Dim i As Integer
	Dim current_word As String
	sheet = ThisComponent.Sheets.getByName("dico")
	I=0
	current_word = sheet.getCellByPosition(0,I).formula
	'MsgBox current_word

	Do While current_word &lt;&gt; ""
 		I=I+1
  		current_word = sheet.getCellByPosition(0,I).formula
	Loop
	
	Get_Rows = I - 1
End Function



Sub Main
	MsgBox Get_Rows()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